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(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1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14T23:12:05.49</dc:date>
    <dc:creator>James Wagner</dc:creator>
    <meta:editing-duration>P2DT21H54M45S</meta:editing-duration>
    <meta:editing-cycles>28</meta:editing-cycles>
    <meta:generator>OpenOffice/4.1.13$Win32 OpenOffice.org_project/4113m1$Build-9810</meta:generator>
    <meta:document-statistic meta:table-count="0" meta:image-count="0" meta:object-count="0" meta:page-count="4" meta:paragraph-count="86" meta:word-count="1089" meta:character-count="6041"/>
  </office:meta>
</office:document-meta>
</file>